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Sans" svg:font-family="'Liberation Sans'"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paragraph-properties fo:line-height="150%" fo:orphans="0" fo:widows="0"/>
      <style:text-properties style:font-name="Courier New1" fo:font-size="11pt" officeooo:rsid="0022f9d7" officeooo:paragraph-rsid="000543b8" style:font-size-asian="11pt" style:font-size-complex="11pt"/>
    </style:style>
    <style:style style:name="P3" style:family="paragraph" style:parent-style-name="Standard">
      <style:text-properties officeooo:rsid="001f24bc" officeooo:paragraph-rsid="000543b8"/>
    </style:style>
    <style:style style:name="P4" style:family="paragraph" style:parent-style-name="Standard">
      <style:text-properties officeooo:rsid="00206f1d" officeooo:paragraph-rsid="000543b8"/>
    </style:style>
    <style:style style:name="P5" style:family="paragraph" style:parent-style-name="Standard" style:master-page-name="">
      <style:paragraph-properties style:page-number="auto"/>
      <style:text-properties officeooo:rsid="001aa790" officeooo:paragraph-rsid="000543b8"/>
    </style:style>
    <style:style style:name="P6" style:family="paragraph" style:parent-style-name="Standard">
      <style:text-properties officeooo:paragraph-rsid="0006fd50"/>
    </style:style>
    <style:style style:name="T1" style:family="text">
      <style:text-properties fo:font-style="italic" style:font-style-asian="italic" style:font-style-complex="italic"/>
    </style:style>
    <style:style style:name="T2" style:family="text">
      <style:text-properties fo:font-style="italic" officeooo:rsid="000286f3" style:font-style-asian="italic" style:font-style-complex="italic"/>
    </style:style>
    <style:style style:name="T3" style:family="text">
      <style:text-properties fo:font-style="italic" officeooo:rsid="000543b8" style:font-style-asian="italic" style:font-style-complex="italic"/>
    </style:style>
    <style:style style:name="T4" style:family="text">
      <style:text-properties officeooo:rsid="001e3cc7"/>
    </style:style>
    <style:style style:name="T5" style:family="text">
      <style:text-properties officeooo:rsid="00206f1d"/>
    </style:style>
    <style:style style:name="T6" style:family="text">
      <style:text-properties officeooo:rsid="0021a218"/>
    </style:style>
    <style:style style:name="T7" style:family="text">
      <style:text-properties style:text-outline="false" style:text-line-through-style="none" style:text-line-through-type="none" style:font-name="Liberation Sans" fo:font-size="8.5pt" fo:font-style="normal" fo:text-shadow="none" style:text-underline-style="none" fo:font-weight="normal" style:font-size-asian="8.5pt" style:font-style-asian="normal" style:font-weight-asian="normal" style:text-emphasize="none"/>
    </style:style>
    <style:style style:name="T8" style:family="text">
      <style:text-properties style:text-outline="false" style:text-line-through-style="none" style:text-line-through-type="none" style:font-name="Courier New" fo:font-size="8.5pt" fo:font-style="normal" fo:text-shadow="none" style:text-underline-style="none" fo:font-weight="normal" officeooo:rsid="0021d565" style:letter-kerning="false" style:font-size-asian="10.5pt" style:font-style-asian="normal" style:font-weight-asian="normal" style:text-emphasize="none"/>
    </style:style>
    <style:style style:name="T9" style:family="text">
      <style:text-properties style:text-outline="false" style:text-line-through-style="none" style:text-line-through-type="none" style:font-name="Courier New" fo:font-size="12pt" fo:font-style="normal" fo:text-shadow="none" style:text-underline-style="none" fo:font-weight="normal" officeooo:rsid="0021d565" style:letter-kerning="false" style:font-size-asian="12pt" style:font-style-asian="normal" style:font-weight-asian="normal" style:font-size-complex="12pt" style:text-emphasize="none"/>
    </style:style>
    <style:style style:name="T10" style:family="text">
      <style:text-properties officeooo:rsid="0021d565"/>
    </style:style>
    <style:style style:name="T11" style:family="text">
      <style:text-properties style:font-name="Courier New" officeooo:rsid="0021d565" style:letter-kerning="false" style:font-size-asian="10.5pt"/>
    </style:style>
    <style:style style:name="T12" style:family="text">
      <style:text-properties officeooo:rsid="0006fd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othan <text:span text:style-name="T4">fuhr zärtlich über das winzige Näschen seiner neugeborenen Tochter und lächelte. Das Schicksal hatte ihn auf einen ungewöhnlichen Kurs geführt, einen gefährlichen und tückischen Kurs, aber auch einen voller Wonnen und Freuden. Das winzige Wesen in seinem Arm, war ein erneuter Höhepunkt dieser Freuden. Er zog das weiße Deckchen fester, bettete das Kind in seiner Armbeuge und hüllte es in seinen leichten Sommermantel, eh er zu Beratane auf die Terrasse trat. </text:span></text:p>
      <text:p text:style-name="P3">Seine Gattin lächelte versonnen als sie das Bündel in seinen Armen entdeckte und rückte auf der fein gearbeiteten Bank zur Seite um ihm Platz zu machen.</text:p>
      <text:p text:style-name="P3">„Sie ist ein kleines Wunder, nicht wahr?“, <text:span text:style-name="T5">säuselte er und strich über das winzige Fäustchen, das neben der rosigen Wange aus den Decken ragte.</text:span></text:p>
      <text:p text:style-name="P3">„<text:span text:style-name="T5">Ja, sie ist wundervoll und Patme erholt sich trotz des Blutverlustes hervorragend, heute morgen hat sie die Kleine schon gestillt“, erzählte Beratane und lehnte sich vertraut an seinen Arm, ihr Blick streifte das Kind nur flüchtig und ging dann in die Ferne. </text:span>„<text:span text:style-name="T5">Habt Ihr Euch schon Gedanken über einen Namen gemacht? Sie ist ein starkes Kind, sie wird eine starke Königin sein, sie braucht einen starken Namen.“</text:span></text:p>
      <text:p text:style-name="P4">Ein Schauer durchlief Gothan <text:span text:style-name="T6">und ließ ihn trotz der warmen Sommersonne frösteln. Er war seit fünf Jahren mit Beratane verheiratet, er hatte sie zu schätzen gelernt und sie sind Freunde geworden und auch wenn sie ihn ab und an wie einen Lieblingsneffen behandelte, respektierten sie sich gegenseitig. Er hatte Beratanes Plan zugestimmt, er hatte sie dabei in allem unterstützt, nicht nur dadurch, dass er das Lager mit ihren beiden Novizinnen Patme und Gwynia </text:span><text:soft-page-break/><text:span text:style-name="T6">teilte, auch in politischen und gesellschaftlichen Belangen. Zweifel sind ihm erst gekommen als sein erster Sohn geboren wurde. Von Hanlays erstem Schrei an, hatte Beratane sein Leben verplant. Gothan hatte gerade einmal den Namen wählen dürfen. Er hatte ihn nach seinem Großvater benannt der damals als Kapitän nach Gattland gekommen war, ohne Titel und Ehren, doch bereits den neuen Dynastienamen hatte Beratane bestimmt: Aleese, nach der Seefeste, in der der Orden sich einst niederließ. Auch damals hatte sie davon gesprochen, dass Hanlay eine starke und kriegerische Blutlinie begründen sollte, als der Junge ein Jahr später schier grundlos in seinem Bettchen starb, hatte Beratane kein Wort darüber verloren. Ob sie wohl getrauert hatte? Gwynia hatte Wochenlang geweint, ihn angeschrien, mit Dingen geworfen, sich ihm aufgedrängt, als könnte eine erneute Schwangerschaft die Leere in ihr wieder füllen. Beratene hatte ihren Schleier getragen, wie sie es in der Öffentlichkeit immer tat, ihrem Gelübde, das sie mit vierzehn abgelegt hatte, folgend. </text:span></text:p>
      <text:p text:style-name="P6"><text:span text:style-name="T10">Gwynia wurde erneut</text:span><text:span text:style-name="T11"> schwanger, gebar </text:span><text:span text:style-name="T9">Myrath</text:span><text:span text:style-name="T8"> </text:span><text:span text:style-name="T11">und fand zurück ins Leben, auch wenn Gothan manchmal zu hören glaubte wie sie </text:span><text:span text:style-name="T9">Myrath</text:span><text:span text:style-name="T11"> Hanlay nannte. </text:span></text:p>
      <text:p text:style-name="P2">Und nun ging es um Rehu, um das uralte Matriarchat der Pristerinnen, um den Sturz de<text:span text:style-name="T12">r</text:span> <text:span text:style-name="T12">der gottlosen Regierung</text:span> und die <text:span text:style-name="T12">Wiedervereinigung von</text:span> Staat und Kirche, dem Meisterstück Beratenes. Er sah auf das winzige Wesen und spürte einen Klos im Hals. Seine Tochter sollte ein ganzes Reich verändern, um jeden Preis und inzwischen war er sich nicht sicher, ob er bereit war diesen Preis zu bezahlen, ob er bereit war, seine Kinder diesen Preis zahlen zu la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Sans" svg:font-family="'Liberation Sans'"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3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85cm" fo:orphans="0" fo:widows="0" style:page-number="auto"/>
      <style:text-properties style:font-name="Courier New" fo:font-family="'Courier New'" style:font-style-name="Normal" style:font-family-generic="modern" style:font-pitch="fixed" style:letter-kerning="fals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fo:line-height="100%"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Header" style:family="paragraph" style:parent-style-name="Standard" style:class="extra" style:master-page-name="">
      <style:paragraph-properties fo:line-height="100%" style:page-number="auto"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Line_20_numbering" style:display-name="Line numbering" style:family="text">
      <style:text-properties fo:font-size="7pt" style:font-size-asian="10.5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style>
    <style:style style:name="MT1" style:family="text">
      <style:text-properties fo:font-style="italic" officeooo:rsid="000286f3"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0543b8" style:font-style-asian="italic" style:font-style-complex="italic"/>
    </style:style>
    <style:page-layout style:name="Mpm1">
      <style:page-layout-properties fo:page-width="21.001cm" fo:page-height="29.7cm" style:num-format="1" style:print-orientation="portrait" fo:margin-top="1.199cm" fo:margin-bottom="1.199cm" fo:margin-left="2cm" fo:margin-right="3.76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0.699cm" fo:margin-left="0cm" fo:margin-right="0cm" fo:margin-bottom="0.199cm" style:dynamic-spacing="false"/>
      </style:header-style>
      <style:footer-style>
        <style:header-footer-properties svg:height="0.699cm" fo:margin-left="0cm" fo:margin-right="0cm" fo:margin-top="0.1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attland</text:span><text:span text:style-name="MT2">: </text:span><text:span text:style-name="MT3">Beginn einer Monarchie</text:span><text:tab/><text:tab/>Seite <text:page-number text:select-page="current">2</text:page-number><text:s/>von <text:page-count>2</text:page-count></text:p>
      </style:header>
      <style:footer>
        <text:p text:style-name="Footer"/>
      </style:footer>
    </style:master-page>
    <style:master-page style:name="Envelo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0$Linux_X86_64 LibreOffice_project/40m0$Build-2</meta:generator>
    <dc:title>Normseite</dc:title>
    <dc:subject>LIESMICH und Bespiel zur OO Writer Vorlage Normseite</dc:subject>
    <meta:creation-date>2015-10-31T10:27:22.279072808</meta:creation-date>
    <meta:editing-cycles>4</meta:editing-cycles>
    <meta:editing-duration>PT43M30S</meta:editing-duration>
    <dc:date>2017-12-14T12:17:41.232093344</dc:date>
    <meta:document-statistic meta:table-count="0" meta:image-count="0" meta:object-count="0" meta:page-count="2" meta:paragraph-count="8" meta:word-count="527" meta:character-count="3332" meta:non-whitespace-character-count="2809"/>
    <meta:user-defined meta:name="Info 1"/>
    <meta:user-defined meta:name="Info 2"/>
    <meta:user-defined meta:name="Info 3"/>
    <meta:user-defined meta:name="Info 4"/>
  </office:meta>
</office:document-meta>
</file>